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8cm" svg:x="1.401cm" svg:y="1cm" presentation:class="title" presentation:user-transformed="true">
          <draw:text-box>
            <text:p>Databases - history<text:line-break/></text:p>
          </draw:text-box>
        </draw:frame>
        <draw:frame presentation:style-name="pr2" draw:layer="layout" svg:width="25.199cm" svg:height="13.579cm" svg:x="1.401cm" svg:y="4.8cm" presentation:class="outline" presentation:user-transformed="true">
          <draw:text-box>
            <text:list text:style-name="L2">
              <text:list-item>
                <text:p>Flat files- 1968</text:p>
              </text:list-item>
              <text:list-item>
                <text:p>Hierarchical and Network model – 1968 to 1980</text:p>
              </text:list-item>
              <text:list-item>
                <text:p>Relational Database Model 1970 to till now</text:p>
                <text:p>-- Ted Codd – father of RDBMS</text:p>
              </text:list-item>
              <text:list-item>
                <text:p>NoSQL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8cm" svg:x="1.401cm" svg:y="1cm" presentation:class="title" presentation:user-transformed="true">
          <draw:text-box>
            <text:p>RDBMS<text:line-break/></text:p>
          </draw:text-box>
        </draw:frame>
        <draw:frame presentation:style-name="pr2" draw:layer="layout" svg:width="25.199cm" svg:height="13.579cm" svg:x="1.401cm" svg:y="4.8cm" presentation:class="outline" presentation:user-transformed="true">
          <draw:text-box>
            <text:list text:style-name="L2">
              <text:list-item>
                <text:p>Model data as entities/tables and establish relations between them.</text:p>
              </text:list-item>
              <text:list-item>
                <text:p>Popular RDBMS </text:p>
              </text:list-item>
              <text:list-item>
                <text:p>Properitary - Oracle, IBM's DB2, MS SQL</text:p>
              </text:list-item>
              <text:list-item>
                <text:p>Open Source - MySQL,PostGres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8cm" svg:x="1.401cm" svg:y="1cm" presentation:class="title" presentation:user-transformed="true">
          <draw:text-box>
            <text:p>SQL<text:line-break/></text:p>
          </draw:text-box>
        </draw:frame>
        <draw:frame presentation:style-name="pr2" draw:layer="layout" svg:width="25.199cm" svg:height="13.579cm" svg:x="1.401cm" svg:y="4.8cm" presentation:class="outline" presentation:user-transformed="true">
          <draw:text-box>
            <text:list text:style-name="L2">
              <text:list-item>
                <text:p>Structured Query Language</text:p>
              </text:list-item>
              <text:list-item>
                <text:p>Interface to access,manage,adminstrate data stored in RDBMS. </text:p>
              </text:list-item>
              <text:list-item>
                <text:p>DDL,DML,DQL,DCL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LTP vs OLAP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nline Transaction Processing</text:p>
                <text:p>-- Used to store real-time transactions</text:p>
              </text:list-item>
              <text:list-item>
                <text:p>Online Analytical Processing </text:p>
                <text:p>-- Used to store historical data – used for BI and reporting. Ex. DWH</text:p>
              </text:list-item>
              <text:list-item>
                <text:p>How data is moved from OLTP to OLAP – ETL process</text:p>
                <text:p/>
                <text:p>Example : cricinfo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8cm" svg:x="1.401cm" svg:y="1cm" presentation:class="title" presentation:user-transformed="true">
          <draw:text-box>
            <text:p>NoSQL<text:line-break/></text:p>
          </draw:text-box>
        </draw:frame>
        <draw:frame presentation:style-name="pr2" draw:layer="layout" svg:width="25.199cm" svg:height="13.579cm" svg:x="1.401cm" svg:y="4.8cm" presentation:class="outline" presentation:user-transformed="true">
          <draw:text-box>
            <text:list text:style-name="L2">
              <text:list-item>
                <text:p>Non Relational Database</text:p>
              </text:list-item>
              <text:list-item>
                <text:p>Flexible/No Schema </text:p>
              </text:list-item>
              <text:list-item>
                <text:p>Popular DB – Mongo, Cassandara,Couch</text:p>
              </text:list-item>
              <text:list-item>
                <text:p>Different implementations of NoSQL cater to different application needs</text:p>
              </text:list-item>
              <text:list-item>
                <text:p>Document, Key-Value,Graph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8cm" svg:x="1.401cm" svg:y="1cm" presentation:class="title" presentation:user-transformed="true">
          <draw:text-box>
            <text:p>SQL V NoSQL – when to use what ?<text:line-break/></text:p>
          </draw:text-box>
        </draw:frame>
        <draw:frame presentation:style-name="pr2" draw:layer="layout" svg:width="25.199cm" svg:height="13.579cm" svg:x="1.401cm" svg:y="4.8cm" presentation:class="outline" presentation:user-transformed="true">
          <draw:text-box>
            <text:list text:style-name="L2">
              <text:list-item>
                <text:p>Characteristics of Data to be stored</text:p>
                <text:p/>
                <text:p>-- Use RDBMS for Data which has simple tabular structure <text:s/>like storing Employee details</text:p>
                <text:p>-- Use NoSQL for Data which has complex data models or requires multiple level of nesting like molecular models, engineering part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8cm" svg:x="1.401cm" svg:y="1cm" presentation:class="title" presentation:user-transformed="true">
          <draw:text-box>
            <text:p>SQL V NoSQL – when to use what ?<text:line-break/></text:p>
          </draw:text-box>
        </draw:frame>
        <draw:frame presentation:style-name="pr2" draw:layer="layout" svg:width="25.199cm" svg:height="13.579cm" svg:x="1.401cm" svg:y="4.8cm" presentation:class="outline" presentation:user-transformed="true">
          <draw:text-box>
            <text:list text:style-name="L2">
              <text:list-item>
                <text:p>Application Needs – Write Intensive or Read Intensive</text:p>
                <text:p/>
                <text:p>-- Use RDBMS for write intensive applications</text:p>
                <text:p>-- Use NoSQL for read intensive application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8cm" svg:x="1.4cm" svg:y="0.4cm" presentation:class="title" presentation:user-transformed="true">
          <draw:text-box>
            <text:p>SQL V NoSQL – when to use what ?<text:line-break/></text:p>
          </draw:text-box>
        </draw:frame>
        <draw:frame presentation:style-name="pr2" draw:layer="layout" svg:width="25.199cm" svg:height="14.179cm" svg:x="1.401cm" svg:y="4.2cm" presentation:class="outline" presentation:user-transformed="true">
          <draw:text-box>
            <text:list text:style-name="L2">
              <text:list-item>
                <text:p>Volatility of the data model ?</text:p>
                <text:p>So how frequently your data model change or evolve ?</text:p>
                <text:p>-- Use RDBMS when you are expecting not much changes in your data model. Get your Database model design right.</text:p>
                <text:p>-- Use NoSQL when your data model is going to change and sometime should be flexible enough to handle dynamic changes too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8cm" svg:x="1.4cm" svg:y="0.4cm" presentation:class="title" presentation:user-transformed="true">
          <draw:text-box>
            <text:p>SQL V NoSQL – when to use what ?<text:line-break/></text:p>
          </draw:text-box>
        </draw:frame>
        <draw:frame presentation:style-name="pr2" draw:layer="layout" svg:width="25.199cm" svg:height="14.179cm" svg:x="1.401cm" svg:y="4.2cm" presentation:class="outline" presentation:user-transformed="true">
          <draw:text-box>
            <text:list text:style-name="L2">
              <text:list-item>
                <text:p>Application Development &amp; Maintenance Cost</text:p>
                <text:p>This criteria should be considered when you have cost constraints.</text:p>
                <text:p>-- Use NoSQL to reduce development cost as speed and learning curve to develop apps is less.</text:p>
                <text:p>Obviously, there has to be a trade off and careful consideration to be made on choice on what data you are intending to stor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8cm" svg:x="1.4cm" svg:y="0.4cm" presentation:class="title" presentation:user-transformed="true">
          <draw:text-box>
            <text:p>SQL V NoSQL – when to use what ?<text:line-break/></text:p>
          </draw:text-box>
        </draw:frame>
        <draw:frame presentation:style-name="pr2" draw:layer="layout" svg:width="25.199cm" svg:height="14.179cm" svg:x="1.401cm" svg:y="4.2cm" presentation:class="outline" presentation:user-transformed="true">
          <draw:text-box>
            <text:list text:style-name="L2">
              <text:list-item>
                <text:p>Scaling, Performance and High Availability</text:p>
                <text:p/>
                <text:p>-- Use NoSQL if you need scaling, <text:s/>performance and HA.</text:p>
                <text:p>-- RDBMS suffers from performance issue when <text:s/>database grows in size. Huge cost incurred when scaling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8cm" svg:x="1.4cm" svg:y="0.4cm" presentation:class="title" presentation:user-transformed="true">
          <draw:text-box>
            <text:p>SQL V NoSQL – Trend<text:line-break/></text:p>
          </draw:text-box>
        </draw:frame>
        <draw:frame presentation:style-name="pr2" draw:layer="layout" svg:width="25.199cm" svg:height="14.179cm" svg:x="1.401cm" svg:y="4.2cm" presentation:class="outline" presentation:user-transformed="true">
          <draw:text-box>
            <text:list text:style-name="L2">
              <text:list-item>
                <text:p>In a fight between a bear and an alligator, the terrain determines the outcome.</text:p>
                <text:p/>
              </text:list-item>
              <text:list-item>
                <text:p>RDBMS and NoSQL can coexist and we already are seeing a heterogeneous database environment where apps seemlessy use and connect to bot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0T19:56:45.888321985</meta:creation-date>
    <dc:date>2016-03-11T21:40:49.102556698</dc:date>
    <meta:editing-duration>PT4H49M21S</meta:editing-duration>
    <meta:editing-cycles>31</meta:editing-cycles>
    <meta:generator>LibreOffice/4.2.8.2$Linux_X86_64 LibreOffice_project/420m0$Build-2</meta:generator>
    <meta:document-statistic meta:object-count="65"/>
  </office:meta>
</office:document-meta>
</file>